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/>
    <style:font-face style:name="Tahoma1" svg:font-family="Tahoma"/>
    <style:font-face style:name="CaeciliaLTStd-Roman" svg:font-family="CaeciliaLTStd-Roman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2" style:family="paragraph" style:parent-style-name="Standard">
      <style:text-properties officeooo:paragraph-rsid="000f27cf"/>
    </style:style>
    <style:style style:name="P3" style:family="paragraph" style:parent-style-name="Standard">
      <style:text-properties officeooo:rsid="000f8b20" officeooo:paragraph-rsid="000f8b20"/>
    </style:style>
    <style:style style:name="P4" style:family="paragraph" style:parent-style-name="Standard">
      <style:text-properties officeooo:rsid="000f8b20" officeooo:paragraph-rsid="00114866"/>
    </style:style>
    <style:style style:name="P5" style:family="paragraph" style:parent-style-name="Standard">
      <style:text-properties officeooo:paragraph-rsid="00165586"/>
    </style:style>
    <style:style style:name="P6" style:family="paragraph" style:parent-style-name="Standard">
      <style:text-properties fo:language="zxx" fo:country="none" officeooo:rsid="000b554c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officeooo:rsid="000f8b20" officeooo:paragraph-rsid="000f8b20" style:language-asian="zxx" style:country-asian="none" style:language-complex="zxx" style:country-complex="none"/>
    </style:style>
    <style:style style:name="P8" style:family="paragraph" style:parent-style-name="Standard">
      <style:text-properties officeooo:rsid="0013122e" officeooo:paragraph-rsid="0013122e"/>
    </style:style>
    <style:style style:name="P9" style:family="paragraph" style:parent-style-name="Standard">
      <style:text-properties officeooo:paragraph-rsid="0019c144"/>
    </style:style>
    <style:style style:name="P10" style:family="paragraph" style:parent-style-name="Standard">
      <style:text-properties fo:language="zxx" fo:country="none" officeooo:rsid="000b554c" style:language-asian="zxx" style:country-asian="none" style:language-complex="zxx" style:country-complex="none"/>
    </style:style>
    <style:style style:name="P11" style:family="paragraph" style:parent-style-name="Standard">
      <style:text-properties fo:language="zxx" fo:country="none" officeooo:rsid="001ce483" officeooo:paragraph-rsid="001ce483" style:language-asian="zxx" style:country-asian="none" style:language-complex="zxx" style:country-complex="none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language="zxx" fo:country="none" officeooo:rsid="000aaaf9" style:language-asian="zxx" style:country-asian="none" style:language-complex="zxx" style:country-complex="none"/>
    </style:style>
    <style:style style:name="T3" style:family="text">
      <style:text-properties fo:language="zxx" fo:country="none" officeooo:rsid="000b554c" style:language-asian="zxx" style:country-asian="none" style:language-complex="zxx" style:country-complex="none"/>
    </style:style>
    <style:style style:name="T4" style:family="text">
      <style:text-properties fo:language="zxx" fo:country="none" officeooo:rsid="000f8b20" style:language-asian="zxx" style:country-asian="none" style:language-complex="zxx" style:country-complex="none"/>
    </style:style>
    <style:style style:name="T5" style:family="text">
      <style:text-properties fo:language="zxx" fo:country="none" officeooo:rsid="000f8e28" style:language-asian="zxx" style:country-asian="none" style:language-complex="zxx" style:country-complex="none"/>
    </style:style>
    <style:style style:name="T6" style:family="text">
      <style:text-properties fo:language="zxx" fo:country="none" officeooo:rsid="00114866" style:language-asian="zxx" style:country-asian="none" style:language-complex="zxx" style:country-complex="none"/>
    </style:style>
    <style:style style:name="T7" style:family="text">
      <style:text-properties fo:language="zxx" fo:country="none" officeooo:rsid="00145246" style:language-asian="zxx" style:country-asian="none" style:language-complex="zxx" style:country-complex="none"/>
    </style:style>
    <style:style style:name="T8" style:family="text">
      <style:text-properties fo:language="zxx" fo:country="none" officeooo:rsid="00165586" style:language-asian="zxx" style:country-asian="none" style:language-complex="zxx" style:country-complex="none"/>
    </style:style>
    <style:style style:name="T9" style:family="text">
      <style:text-properties fo:language="zxx" fo:country="none" officeooo:rsid="00185590" style:language-asian="zxx" style:country-asian="none" style:language-complex="zxx" style:country-complex="none"/>
    </style:style>
    <style:style style:name="T10" style:family="text">
      <style:text-properties fo:language="zxx" fo:country="none" officeooo:rsid="0019c144" style:language-asian="zxx" style:country-asian="none" style:language-complex="zxx" style:country-complex="none"/>
    </style:style>
    <style:style style:name="T11" style:family="text">
      <style:text-properties fo:language="zxx" fo:country="none" officeooo:rsid="001b980f" style:language-asian="zxx" style:country-asian="none" style:language-complex="zxx" style:country-complex="none"/>
    </style:style>
    <style:style style:name="T12" style:family="text">
      <style:text-properties fo:language="zxx" fo:country="none" fo:font-style="italic" officeooo:rsid="0019c144" style:language-asian="zxx" style:country-asian="none" style:font-style-asian="italic" style:language-complex="zxx" style:country-complex="none" style:font-style-complex="italic"/>
    </style:style>
    <style:style style:name="T13" style:family="text">
      <style:text-properties officeooo:rsid="000f27cf"/>
    </style:style>
    <style:style style:name="T14" style:family="text">
      <style:text-properties officeooo:rsid="000f7ad5"/>
    </style:style>
    <style:style style:name="T15" style:family="text">
      <style:text-properties fo:color="#000000" loext:opacity="100%" style:font-name="Times New Roman" fo:font-size="12pt" fo:font-style="normal" fo:font-weight="normal" style:font-size-asian="12pt" style:font-style-asian="normal" style:font-weight-asian="normal" style:font-size-complex="12pt"/>
    </style:style>
    <style:style style:name="T16" style:family="text">
      <style:text-properties fo:color="#000000" loext:opacity="100%" style:font-name="Times New Roman" fo:font-size="12pt" fo:language="zxx" fo:country="none" fo:font-style="normal" fo:font-weight="normal" officeooo:rsid="000f8b20" style:font-size-asian="12pt" style:language-asian="zxx" style:country-asian="none" style:font-style-asian="normal" style:font-weight-asian="normal" style:font-size-complex="12pt" style:language-complex="zxx" style:country-complex="none"/>
    </style:style>
    <style:style style:name="T17" style:family="text">
      <style:text-properties style:font-name="Times New Roman" fo:font-size="12pt" fo:language="zxx" fo:country="none" officeooo:rsid="00185590" style:font-size-asian="12pt" style:language-asian="zxx" style:country-asian="none" style:font-size-complex="12pt" style:language-complex="zxx" style:country-complex="none"/>
    </style:style>
    <style:style style:name="T18" style:family="text">
      <style:text-properties style:font-name="Times New Roman" fo:font-size="12pt" fo:language="zxx" fo:country="none" officeooo:rsid="000f8b20" style:font-size-asian="12pt" style:language-asian="zxx" style:country-asian="none" style:font-size-complex="12pt" style:language-complex="zxx" style:country-complex="none"/>
    </style:style>
    <style:style style:name="T19" style:family="text">
      <style:text-properties style:font-name="Times New Roman" fo:font-size="12pt" fo:language="zxx" fo:country="none" officeooo:rsid="000b554c" style:font-size-asian="12pt" style:language-asian="zxx" style:country-asian="none" style:font-size-complex="12pt" style:language-complex="zxx" style:country-complex="none"/>
    </style:style>
    <style:style style:name="T20" style:family="text">
      <style:text-properties officeooo:rsid="001e5b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R</text:span>eunión <text:span text:style-name="T13">1</text:span><text:span text:style-name="T2">2</text:span>/0<text:span text:style-name="T13">9</text:span>/2021</text:p>
      <text:p text:style-name="Standard"/>
      <text:p text:style-name="P2"><text:span text:style-name="T14">Enlace reunión: </text:span>https://meet.google.com/kxi-adxi-pkn</text:p>
      <text:p text:style-name="Standard"/>
      <text:p text:style-name="P6"/>
      <text:p text:style-name="P6"/>
      <text:p text:style-name="P3"><text:span text:style-name="T3">A</text:span><text:span text:style-name="T1">ntecedentes: Microarrays de ARNm analizados con TAC 4 y limma + RMA.</text:span></text:p>
      <text:p text:style-name="P7"/>
      <text:p text:style-name="P7">Maneras de generar más protocolos:</text:p>
      <text:p text:style-name="P7">-Nuevos métodos de normalizado (GCRMA, MBEI, MAS5)</text:p>
      <text:p text:style-name="P7">-Nuevos programas comerciales (AltAnalyze)</text:p>
      <text:p text:style-name="P9"><text:span text:style-name="T4">-Nuevos paquetes en R (edgeR, </text:span><text:span text:style-name="T3">Cuffdiff/Cuffdiff2, </text:span><text:span text:style-name="T4">DESeq2, </text:span><text:span text:style-name="T9">DEGseq, bay</text:span><text:span text:style-name="T17">Seq,</text:span><text:span text:style-name="T18"> </text:span><text:span text:style-name="T19"><text:s/></text:span><text:span text:style-name="T15">SAMseq</text:span><text:span text:style-name="T16">, </text:span><text:span text:style-name="T19">sle</text:span><text:span text:style-name="T3">uth </text:span><text:span text:style-name="T9">y </text:span><text:span text:style-name="T3">NOIseq</text:span><text:span text:style-name="T4">) </text:span><text:span text:style-name="T10">(McDermaid </text:span><text:span text:style-name="T12">et al.</text:span><text:span text:style-name="T10">, 2019)</text:span></text:p>
      <text:p text:style-name="P7"/>
      <text:p text:style-name="P7"/>
      <text:p text:style-name="P7">Problemas: </text:p>
      <text:p text:style-name="P5"><text:span text:style-name="T4">-Métodos de normalizado obsoletos (RMA los sustituyó y se estandarizó en 2003) (</text:span><text:span text:style-name="T1">Michael B. Black</text:span><text:span text:style-name="T4">, PhD en ScitoVation/ James </text:span><text:span text:style-name="T6">W.</text:span><text:span text:style-name="T4"> MacDonald, </text:span><text:span text:style-name="T6">bioestadístico en University of Washinhton/ Neil Saunders , </text:span><text:span text:style-name="T8">PhD en Curtin University</text:span><text:span text:style-name="T4"> y más </text:span><text:span text:style-name="T5">investigadores </text:span><text:span text:style-name="T4">en ResearchGate + </text:span><text:span text:style-name="T7">BioConductor + </text:span><text:span text:style-name="T4">BioStars)</text:span></text:p>
      <text:p text:style-name="P3"><text:span text:style-name="T1">-Programas obsoletos (imposible analizar microarrays nuevos de tipo Clariom) </text:span><text:span text:style-name="T6">(probado)</text:span></text:p>
      <text:p text:style-name="P4"><text:span text:style-name="T1">-</text:span><text:span text:style-name="T10">Salvo SAMseq, el resto de p</text:span><text:span text:style-name="T1">aquetes </text:span><text:span text:style-name="T10">son </text:span><text:span text:style-name="T1">incapaces de analizar matrices de intensidades (requieren matrices de conteos) </text:span><text:span text:style-name="T6">(probado) </text:span><text:span text:style-name="T11">(Quizas bayseq pueda funcionar)</text:span></text:p>
      <text:p text:style-name="P6"/>
      <text:p text:style-name="P6"/>
      <text:p text:style-name="P6"/>
      <text:p text:style-name="P11">Noticias:</text:p>
      <text:p text:style-name="P11">-Actualizado protocolo limma (detectamos 207 genes vs 205 de antes)</text:p>
      <text:p text:style-name="P11">-<text:span text:style-name="T20">Automatizada anotación de los resultados de limma (ya no es necesario acudir a netAffx)</text:span></text:p>
      <text:p text:style-name="P6"/>
      <text:p text:style-name="P6"/>
      <text:p text:style-name="P6">También he visto que se pueden usar ontologias especificas para microARN, podríamos usarlo para los otros microarrays. también pon bien los nombres de los genes.</text:p>
      <text:p text:style-name="P6"/>
      <text:p text:style-name="P6">ontologias:</text:p>
      <text:p text:style-name="P6">-https://www.ebi.ac.uk/ols/ontologies/omit <text:s/>y <text:s/>https://bioportal.bioontology.org/ontologies/OMIT (ontologia para microRNA OMIT)</text:p>
      <text:p text:style-name="P6">-miRWalk 2.0</text:p>
      <text:p text:style-name="P6">-DIANA-miRPath v3.0</text:p>
      <text:p text:style-name="P6">-TAM 2.0: tool for MicroRNA set analysis (https://academic.oup.com/nar/article/46/W1/W180/5033528)</text:p>
      <text:p text:style-name="P6"/>
      <text:p text:style-name="P6"/>
      <text:p text:style-name="P8">Hice diario de Bitácora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/>
    <style:font-face style:name="Tahoma1" svg:font-family="Tahoma"/>
    <style:font-face style:name="CaeciliaLTStd-Roman" svg:font-family="CaeciliaLTStd-Roman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MS Mincho" style:font-family-asian="'MS Mincho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10H6S</meta:editing-duration>
    <meta:editing-cycles>126</meta:editing-cycles>
    <meta:generator>LibreOffice/7.0.6.2$Windows_X86_64 LibreOffice_project/144abb84a525d8e30c9dbbefa69cbbf2d8d4ae3b</meta:generator>
    <dc:date>2021-09-12T21:55:34.243000000</dc:date>
    <meta:document-statistic meta:table-count="0" meta:image-count="0" meta:object-count="0" meta:page-count="1" meta:paragraph-count="21" meta:word-count="199" meta:character-count="1548" meta:non-whitespace-character-count="1366"/>
    <meta:user-defined meta:name="Info 1"/>
    <meta:user-defined meta:name="Info 2"/>
    <meta:user-defined meta:name="Info 3"/>
    <meta:user-defined meta:name="Info 4"/>
  </office:meta>
</office:document-meta>
</file>